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US" fo:font-weight="bold" officeooo:rsid="001a9d24" officeooo:paragraph-rsid="001a9d24" style:font-size-asian="16pt" style:font-weight-asian="bold" style:font-size-complex="16pt" style:font-weight-complex="bold"/>
    </style:style>
    <style:style style:name="P2" style:family="paragraph" style:parent-style-name="Standard">
      <style:text-properties fo:font-size="16pt" fo:language="en" fo:country="US" fo:font-weight="normal" officeooo:rsid="001a9d24" officeooo:paragraph-rsid="001a9d24" style:font-size-asian="16pt" style:font-weight-asian="normal" style:font-size-complex="1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a web server and how does it work</text:p>
      <text:p text:style-name="P1"/>
      <text:p text:style-name="P2">A server is a computer that runs applications and services ranging from websites to instant messaging. It's called a server because it provides a service to another computer and its user also known as the client. Is typically stored in something called a data center with hundreds or thousands of other servers, all running different services connected to the internet. There are many different systems in data centers to ensure that servers have continuous power, continuous internet connection and are kept called 24 hours per day. Data centers <text:s/>are located all around the world. Many websites use these to allow you to access your content quickly from the data center nearest to you. The data center servers are built based on the service purpose. </text:p>
      <text:p text:style-name="P2"/>
      <text:p text:style-name="P2">For example, if the server is only to be used for storing images, it might have a lot of hard drive space. Whereas a server computing complex calculations might need a fast processor and a lot of memory. This is usually referred to as a server hardware. The physical components of a server. Once the server hardware is installed in the data center, a piece of code can now run. The code that runs on the hardware is commonly known as software. <text:s/>Hardware is something you can physically touch and is difficult to change as you need to physically replace components. </text:p>
      <text:p text:style-name="P2">Software is soft or easy to change. You just replace the code running on the server. </text:p>
      <text:p text:style-name="P2"/>
      <text:p text:style-name="P2">A web server has many functions which includes website storage and administration, data storage, security and managing email. Another primary function is to handle something known as a web request. When you open a browser on your device and type the name of the website, it's the job of the web server to send you back that website's content. This process is known as the request response cycle. Web servers are also designed to respond to thousands of requests from clients per second. </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1T19:38:24.505000000</dc:date>
    <meta:editing-duration>PT7M26S</meta:editing-duration>
    <meta:editing-cycles>1</meta:editing-cycles>
    <meta:document-statistic meta:table-count="0" meta:image-count="0" meta:object-count="0" meta:page-count="1" meta:paragraph-count="5" meta:word-count="334" meta:character-count="1929" meta:non-whitespace-character-count="1594"/>
    <meta:generator>LibreOffice/7.3.4.2$Windows_X86_64 LibreOffice_project/728fec16bd5f605073805c3c9e7c4212a0120dc5</meta:generator>
  </office:meta>
</office:document-meta>
</file>